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7372" officeooo:paragraph-rsid="00177372"/>
    </style:style>
    <style:style style:name="P2" style:family="paragraph" style:parent-style-name="Standard">
      <style:paragraph-properties fo:text-align="center" style:justify-single-word="false"/>
      <style:text-properties officeooo:rsid="00177372" officeooo:paragraph-rsid="00177372"/>
    </style:style>
    <style:style style:name="P3" style:family="paragraph" style:parent-style-name="Standard">
      <style:paragraph-properties fo:text-align="start" style:justify-single-word="false"/>
      <style:text-properties officeooo:rsid="00177372" officeooo:paragraph-rsid="00177372"/>
    </style:style>
    <style:style style:name="P4" style:family="paragraph" style:parent-style-name="Standard">
      <style:paragraph-properties fo:text-align="start" style:justify-single-word="false"/>
      <style:text-properties officeooo:rsid="00178420" officeooo:paragraph-rsid="00178420"/>
    </style:style>
    <style:style style:name="P5" style:family="paragraph" style:parent-style-name="Standard">
      <style:paragraph-properties fo:text-align="start" style:justify-single-word="false"/>
      <style:text-properties fo:font-weight="bold" officeooo:rsid="00178420" officeooo:paragraph-rsid="00178420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78420" officeooo:paragraph-rsid="0019e30b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78420" officeooo:paragraph-rsid="001c8de7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1f0072" officeooo:paragraph-rsid="001f0072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78420" officeooo:paragraph-rsid="001842f3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78420" officeooo:paragraph-rsid="0019e30b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78420" officeooo:paragraph-rsid="001c8de7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c8de7" officeooo:paragraph-rsid="001c8de7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officeooo:paragraph-rsid="00178420"/>
    </style:style>
    <style:style style:name="P14" style:family="paragraph" style:parent-style-name="Standard">
      <style:paragraph-properties fo:text-align="start" style:justify-single-word="false"/>
      <style:text-properties officeooo:paragraph-rsid="001afb24"/>
    </style:style>
    <style:style style:name="P15" style:family="paragraph" style:parent-style-name="Standard">
      <style:paragraph-properties fo:text-align="start" style:justify-single-word="false"/>
      <style:text-properties officeooo:paragraph-rsid="001c8de7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78420" style:font-weight-asian="normal" style:font-weight-complex="normal"/>
    </style:style>
    <style:style style:name="T3" style:family="text">
      <style:text-properties fo:font-weight="normal" officeooo:rsid="001c8de7" style:font-weight-asian="normal" style:font-weight-complex="normal"/>
    </style:style>
    <style:style style:name="T4" style:family="text">
      <style:text-properties fo:font-weight="normal" officeooo:rsid="001d9791" style:font-weight-asian="normal" style:font-weight-complex="normal"/>
    </style:style>
    <style:style style:name="T5" style:family="text">
      <style:text-properties officeooo:rsid="0019e30b"/>
    </style:style>
    <style:style style:name="T6" style:family="text">
      <style:text-properties officeooo:rsid="001c8de7"/>
    </style:style>
    <style:style style:name="T7" style:family="text">
      <style:text-properties fo:font-weight="bold" officeooo:rsid="00178420" style:font-weight-asian="bold" style:font-weight-complex="bold"/>
    </style:style>
    <style:style style:name="T8" style:family="text">
      <style:text-properties officeooo:rsid="001d97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 08/12/2020 </text:p>
      <text:p text:style-name="P2">Guides des fichiers générés</text:p>
      <text:p text:style-name="P3"/>
      <text:p text:style-name="P5">Les fichiers resultat.ods → <text:s/>resultat7.ods </text:p>
      <text:p text:style-name="P4"/>
      <text:p text:style-name="P4">source script :le fichier <text:s/>testAll.py</text:p>
      <text:p text:style-name="P4">ces fichiers contiennent le résultat de la génération des débuts de phrases des bookains en appliquant quelques filtres</text:p>
      <text:p text:style-name="P4"/>
      <text:p text:style-name="P5">Les fichiers resultat8_AvecTousLesFiltres.ods → <text:s/>resultat9_AvecTousLesFiltres.ods </text:p>
      <text:p text:style-name="P5"/>
      <text:p text:style-name="P4">source script :le fichier <text:s/>testAll.py.</text:p>
      <text:p text:style-name="P13"><text:span text:style-name="T2">ces fichiers contiennent le résultat de la génération des débuts de phrases des bookains en appliquant TOUS les filtres ( mots interdits / Guillemets <text:s/>/ Majuscule <text:s/>/ première phrase sans verbe)</text:span></text:p>
      <text:p text:style-name="P4"/>
      <text:p text:style-name="P4"/>
      <text:p text:style-name="P5">Les fichiers resultatScraping1.ods → <text:s/>resultatScraping2.ods </text:p>
      <text:p text:style-name="P9">source script :le fichier <text:s/>testAll.py : <text:s/>en changeant la source du début des phrases.</text:p>
      <text:p text:style-name="P10">ces fichiers contiennent le résultat de la génération des débuts de phrases (10 mots) obtenus à partir des flux rss des sites: le parisien / actu-environnement / notre-planete.info du fichier scrapFluxRss.py en appliquant une correspondance aux mots-clés trouvés dans le fichier motCleEnv.txt <text:span text:style-name="T5">et quelques filtres de génération.</text:span></text:p>
      <text:p text:style-name="P10"/>
      <text:p text:style-name="P6">Les fichiers : resultatScraping3_AvecTousLesFiltres.ods → <text:s/>resultatScraping<text:span text:style-name="T5">5</text:span>_AvecTousLesFiltres.ods :</text:p>
      <text:p text:style-name="P10">comme le précédent <text:span text:style-name="T5">mais en appliquant tous les filtres </text:span></text:p>
      <text:p text:style-name="P10"/>
      <text:p text:style-name="P7">Les fichiers : rresultatScraping6Rezum_<text:span text:style-name="T6">n </text:span>mots → <text:s/>resultatScraping12Rezum_<text:span text:style-name="T6">n</text:span>mots:</text:p>
      <text:p text:style-name="P11"><text:span text:style-name="T6">s</text:span>ource script :le fichier <text:s/>testAll_copie.py :</text:p>
      <text:p text:style-name="P12">comme le précèdent mais en ajoutant le modele T5 qui permet de faire un résumé abstractif</text:p>
      <text:p text:style-name="P15"><text:span text:style-name="T3">de telle sorte qu’il réécrit le texte à sa manière pour éliminer la répétition</text:span><text:span text:style-name="T4"> en changeant à chaque fois la taille du texte générer (parce que on est entrain de faire un résumé) </text:span><text:span text:style-name="T3">.</text:span></text:p>
      <text:p text:style-name="P15"><text:span text:style-name="T3"/></text:p>
      <text:p text:style-name="P15"><text:span text:style-name="T3"/></text:p>
      <text:p text:style-name="P7">resultatScraping14Rezum_250mots : </text:p>
      <text:p text:style-name="P8"><text:span text:style-name="T1">comme</text:span> <text:span text:style-name="T1">le précédent mais en ajoutant quelques filtres supplémentaires.</text:span></text:p>
      <text:p text:style-name="P14"><text:span text:style-name="T7"/></text:p>
      <text:p text:style-name="P6"/>
      <text:p text:style-name="P10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8T10:24:50.305581873</meta:creation-date>
    <dc:date>2020-12-08T11:04:55.858493526</dc:date>
    <meta:editing-duration>PT38M39S</meta:editing-duration>
    <meta:editing-cycles>6</meta:editing-cycles>
    <meta:generator>LibreOffice/6.4.6.2$Linux_X86_64 LibreOffice_project/40$Build-2</meta:generator>
    <meta:document-statistic meta:table-count="0" meta:image-count="0" meta:object-count="0" meta:page-count="1" meta:paragraph-count="19" meta:word-count="231" meta:character-count="1677" meta:non-whitespace-character-count="1447"/>
  </office:meta>
</office:document-meta>
</file>